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43cm" svg:height="2.218cm" svg:x="12.381cm" svg:y="11.49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7.439cm" svg:height="1.971cm" svg:x="1.959cm" svg:y="6.15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7.128cm" svg:height="1.971cm" svg:x="2.016cm" svg:y="11.17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1.527cm" svg:height="2.218cm" svg:x="14.127cm" svg:y="3.55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11.819cm" svg:height="2.218cm" svg:x="14.224cm" svg:y="6.67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6.858cm" svg:height="1.673cm" svg:x="17.018cm" svg:y="1.016cm">
          <draw:text-box>
            <text:p>Check total wavefunctions:</text:p>
          </draw:text-box>
        </draw:frame>
        <draw:frame draw:style-name="gr2" draw:layer="layout" svg:width="10.922cm" svg:height="2.384cm" svg:x="1.778cm" svg:y="1.172cm">
          <draw:text-box>
            <text:p>Use “database” for <text:span text:style-name="T1">l</text:span> and <text:span text:style-name="T1">m</text:span></text:p>
            <text:p><text:span text:style-name="T2">(see list, but substitute the imaginary terms for the terms below)</text:span></text:p>
          </draw:text-box>
        </draw:frame>
        <draw:frame draw:style-name="gr2" draw:layer="layout" svg:width="4.826cm" svg:height="0.962cm" svg:x="2.286cm" svg:y="4.572cm">
          <draw:text-box>
            <text:p><text:span text:style-name="T1">l</text:span> = 1, <text:span text:style-name="T1">m</text:span> = 1</text:p>
          </draw:text-box>
        </draw:frame>
        <draw:frame draw:style-name="gr2" draw:layer="layout" svg:width="4.826cm" svg:height="0.962cm" svg:x="2.286cm" svg:y="9.652cm">
          <draw:text-box>
            <text:p><text:span text:style-name="T1">l</text:span> = 1, <text:span text:style-name="T1">m</text:span> = -1</text:p>
          </draw:text-box>
        </draw:frame>
        <draw:frame draw:style-name="gr1" draw:text-style-name="P1" draw:layer="layout" svg:width="14.657cm" svg:height="2.218cm" svg:x="12.446cm" svg:y="15.30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layer="layout" svg:width="22.86cm" svg:height="0.962cm" svg:x="1.27cm" svg:y="0.867cm">
          <draw:text-box>
            <text:p>Take final wavefunction and obtain probability function <text:span text:style-name="T3">P(r)</text:span> at each point in grid:</text:p>
          </draw:text-box>
        </draw:frame>
        <draw:frame draw:style-name="gr1" draw:text-style-name="P1" draw:layer="layout" svg:width="5.127cm" svg:height="1.23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0.922cm" svg:height="1.673cm" svg:x="12.7cm" svg:y="3.048cm">
          <draw:text-box>
            <text:p>i.e., take square of wavefunction times radius squarred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Polfer</meta:initial-creator>
    <meta:creation-date>2013-09-25T13:22:13.208604060</meta:creation-date>
    <dc:date>2013-09-25T15:59:28.981011321</dc:date>
    <dc:creator>Nicolas Polfer</dc:creator>
    <meta:editing-duration>PT2H28M21S</meta:editing-duration>
    <meta:editing-cycles>7</meta:editing-cycles>
    <meta:generator>LibreOffice/4.1.1.2$Linux_X86_64 LibreOffice_project/410m0$Build-2</meta:generator>
    <meta:document-statistic meta:object-count="38"/>
  </office:meta>
</office:document-meta>
</file>

<file path=Object 1/content.xml><?xml version="1.0" encoding="utf-8"?>
<math xmlns="http://www.w3.org/1998/Math/MathML">
  <semantics>
    <mrow>
      <mstyle mathsize="22pt">
        <mrow>
          <mrow>
            <mrow>
              <msub>
                <mo stretchy="false">Ψ</mo>
                <mn>311</mn>
              </msub>
              <mo stretchy="false">=</mo>
              <mfrac>
                <mrow>
                  <mo stretchy="false">−</mo>
                  <mn>1</mn>
                </mrow>
                <mn>81</mn>
              </mfrac>
            </mrow>
            <msqrt>
              <mrow>
                <mfrac>
                  <mn>2</mn>
                  <mo stretchy="false">π</mo>
                </mfrac>
              </mrow>
            </msqrt>
            <msup>
              <mrow>
                <mo stretchy="false">(</mo>
                <mrow>
                  <mfrac>
                    <mn>1</mn>
                    <msub>
                      <mi>a</mi>
                      <mn>0</mn>
                    </msub>
                  </mfrac>
                </mrow>
                <mo stretchy="false">)</mo>
              </mrow>
              <mrow>
                <mrow>
                  <mn>3</mn>
                  <mo stretchy="false">/</mo>
                  <mn>2</mn>
                </mrow>
              </mrow>
            </msup>
            <mrow>
              <mo stretchy="false">(</mo>
              <mrow>
                <mrow>
                  <mn>6</mn>
                  <mo stretchy="false">−</mo>
                  <mfrac>
                    <mi>r</mi>
                    <msub>
                      <mi>a</mi>
                      <mn>0</mn>
                    </msub>
                  </mfrac>
                </mrow>
              </mrow>
              <mo stretchy="false">)</mo>
            </mrow>
            <mfrac>
              <mi>r</mi>
              <msub>
                <mi>a</mi>
                <mn>0</mn>
              </msub>
            </mfrac>
            <msup>
              <mi mathvariant="normal">e</mi>
              <mrow>
                <mfrac>
                  <mrow>
                    <mo stretchy="false">−</mo>
                    <mi>r</mi>
                  </mrow>
                  <mrow>
                    <mn>3</mn>
                    <msub>
                      <mi>a</mi>
                      <mn>0</mn>
                    </msub>
                  </mrow>
                </mfrac>
              </mrow>
            </msup>
            <mi>sin</mi>
            <mo stretchy="false">θ</mo>
            <mi>cos</mi>
            <mo stretchy="false">ϕ</mo>
          </mrow>
        </mrow>
      </mstyle>
    </mrow>
    <annotation encoding="StarMath 5.0">size 22 {%PSI _311 = -1 over 81 sqrt{2 over %pi} (1 over a_0)^{3/2} (6- r over a_0) r over a_0 func e^{ -r over {3 a_0}} sin %theta cos %phi}</annotation>
  </semantics>
</math>
</file>

<file path=Object 2/content.xml><?xml version="1.0" encoding="utf-8"?>
<math xmlns="http://www.w3.org/1998/Math/MathML">
  <semantics>
    <mrow>
      <mstyle mathsize="22pt">
        <mrow>
          <mrow>
            <mrow>
              <msub>
                <mo stretchy="false">Ψ</mo>
                <mrow>
                  <mrow>
                    <mn>31</mn>
                    <mo stretchy="false">−</mo>
                    <mn>1</mn>
                  </mrow>
                </mrow>
              </msub>
              <mo stretchy="false">=</mo>
              <mfrac>
                <mn>1</mn>
                <mn>81</mn>
              </mfrac>
            </mrow>
            <msqrt>
              <mrow>
                <mfrac>
                  <mn>2</mn>
                  <mo stretchy="false">π</mo>
                </mfrac>
              </mrow>
            </msqrt>
            <msup>
              <mrow>
                <mo stretchy="false">(</mo>
                <mrow>
                  <mfrac>
                    <mn>1</mn>
                    <msub>
                      <mi>a</mi>
                      <mn>0</mn>
                    </msub>
                  </mfrac>
                </mrow>
                <mo stretchy="false">)</mo>
              </mrow>
              <mrow>
                <mrow>
                  <mn>3</mn>
                  <mo stretchy="false">/</mo>
                  <mn>2</mn>
                </mrow>
              </mrow>
            </msup>
            <mrow>
              <mo stretchy="false">(</mo>
              <mrow>
                <mrow>
                  <mn>6</mn>
                  <mo stretchy="false">−</mo>
                  <mfrac>
                    <mi>r</mi>
                    <msub>
                      <mi>a</mi>
                      <mn>0</mn>
                    </msub>
                  </mfrac>
                </mrow>
              </mrow>
              <mo stretchy="false">)</mo>
            </mrow>
            <mfrac>
              <mi>r</mi>
              <msub>
                <mi>a</mi>
                <mn>0</mn>
              </msub>
            </mfrac>
            <msup>
              <mi mathvariant="normal">e</mi>
              <mrow>
                <mfrac>
                  <mrow>
                    <mo stretchy="false">−</mo>
                    <mi>r</mi>
                  </mrow>
                  <mrow>
                    <mn>3</mn>
                    <msub>
                      <mi>a</mi>
                      <mn>0</mn>
                    </msub>
                  </mrow>
                </mfrac>
              </mrow>
            </msup>
            <mi>sin</mi>
            <mo stretchy="false">θ</mo>
            <mi>sin</mi>
            <mo stretchy="false">ϕ</mo>
          </mrow>
        </mrow>
      </mstyle>
    </mrow>
    <annotation encoding="StarMath 5.0">size 22 {%PSI _{31-1} = 1 over 81 sqrt{2 over %pi} (1 over a_0)^{3/2} (6- r over a_0) r over a_0 func e^{ -r over {3 a_0}} sin %theta sin %phi}</annotation>
  </semantics>
</math>
</file>

<file path=Object 3/content.xml><?xml version="1.0" encoding="utf-8"?>
<math xmlns="http://www.w3.org/1998/Math/MathML">
  <semantics>
    <mrow>
      <mstyle mathsize="22pt">
        <mrow>
          <mrow>
            <mrow>
              <msub>
                <mi>Y</mi>
                <mrow>
                  <mn>1</mn>
                  <mstyle color="red">
                    <mrow>
                      <mn>1</mn>
                    </mrow>
                  </mstyle>
                </mrow>
              </msub>
              <mo stretchy="false">=</mo>
              <mfrac>
                <mstyle color="red">
                  <mrow>
                    <mrow>
                      <mrow>
                        <mo stretchy="false">−</mo>
                        <mn>1</mn>
                      </mrow>
                    </mrow>
                  </mrow>
                </mstyle>
                <mn>2</mn>
              </mfrac>
            </mrow>
            <msqrt>
              <mrow>
                <mfrac>
                  <mn>3</mn>
                  <mo stretchy="false">π</mo>
                </mfrac>
              </mrow>
            </msqrt>
            <mi>sin</mi>
            <mo stretchy="false">θ</mo>
            <mstyle color="red">
              <mrow>
                <mrow>
                  <mi>cos</mi>
                  <mo stretchy="false">ϕ</mo>
                </mrow>
              </mrow>
            </mstyle>
          </mrow>
        </mrow>
      </mstyle>
    </mrow>
    <annotation encoding="StarMath 5.0">size 22 {Y_{1 color red 1} = color red {-1} over 2 sqrt{3 over %pi} sin %theta color red {cos %phi}}</annotation>
  </semantics>
</math>
</file>

<file path=Object 4/content.xml><?xml version="1.0" encoding="utf-8"?>
<math xmlns="http://www.w3.org/1998/Math/MathML">
  <semantics>
    <mrow>
      <mstyle mathsize="22pt">
        <mrow>
          <mrow>
            <mrow>
              <msub>
                <mi>Y</mi>
                <mrow>
                  <mn>1</mn>
                  <mstyle color="blue"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style>
                </mrow>
              </msub>
              <mo stretchy="false">=</mo>
              <mfrac>
                <mstyle color="blue">
                  <mrow>
                    <mrow>
                      <mn>1</mn>
                    </mrow>
                  </mrow>
                </mstyle>
                <mn>2</mn>
              </mfrac>
            </mrow>
            <msqrt>
              <mrow>
                <mfrac>
                  <mn>3</mn>
                  <mo stretchy="false">π</mo>
                </mfrac>
              </mrow>
            </msqrt>
            <mi>sin</mi>
            <mo stretchy="false">θ</mo>
            <mstyle color="blue">
              <mrow>
                <mrow>
                  <mi>sin</mi>
                  <mo stretchy="false">ϕ</mo>
                </mrow>
              </mrow>
            </mstyle>
          </mrow>
        </mrow>
      </mstyle>
    </mrow>
    <annotation encoding="StarMath 5.0">size 22 {Y_{1 color blue {-1}} = color blue {1} over 2 sqrt{3 over %pi} sin %theta color blue {sin %phi}}</annotation>
  </semantics>
</math>
</file>

<file path=Object 5/content.xml><?xml version="1.0" encoding="utf-8"?>
<math xmlns="http://www.w3.org/1998/Math/MathML">
  <semantics>
    <mrow>
      <mstyle mathsize="22pt">
        <mrow>
          <mrow>
            <mrow>
              <msub>
                <mo stretchy="false">Ψ</mo>
                <mrow>
                  <mn>211</mn>
                </mrow>
              </msub>
              <mo stretchy="false">=</mo>
              <mfrac>
                <mrow>
                  <mo stretchy="false">−</mo>
                  <mn>1</mn>
                </mrow>
                <mrow>
                  <mn>4</mn>
                  <msqrt>
                    <mrow>
                      <mn>2</mn>
                      <mo stretchy="false">π</mo>
                    </mrow>
                  </msqrt>
                </mrow>
              </mfrac>
            </mrow>
            <msup>
              <mrow>
                <mo stretchy="false">(</mo>
                <mrow>
                  <mfrac>
                    <mn>1</mn>
                    <msub>
                      <mi>a</mi>
                      <mn>0</mn>
                    </msub>
                  </mfrac>
                </mrow>
                <mo stretchy="false">)</mo>
              </mrow>
              <mrow>
                <mfrac>
                  <mn>3</mn>
                  <mn>2</mn>
                </mfrac>
              </mrow>
            </msup>
            <mfrac>
              <mi>r</mi>
              <msub>
                <mi>a</mi>
                <mn>0</mn>
              </msub>
            </mfrac>
            <msup>
              <mi mathvariant="normal">e</mi>
              <mrow>
                <mfrac>
                  <mrow>
                    <mo stretchy="false">−</mo>
                    <mi>r</mi>
                  </mrow>
                  <mrow>
                    <mn>2</mn>
                    <msub>
                      <mi>a</mi>
                      <mn>0</mn>
                    </msub>
                  </mrow>
                </mfrac>
              </mrow>
            </msup>
            <mi>sin</mi>
            <mo stretchy="false">θ</mo>
            <mi>cos</mi>
            <mo stretchy="false">ϕ</mo>
          </mrow>
        </mrow>
      </mstyle>
    </mrow>
    <annotation encoding="StarMath 5.0">size 22 {%PSI _{211} = -1 over {4 sqrt{2 %pi}} (1 over a_0)^{3 over 2} r over a_0 func e^{-r over {2 a_0}} sin %theta cos %phi}</annotation>
  </semantics>
</math>
</file>

<file path=Object 6/content.xml><?xml version="1.0" encoding="utf-8"?>
<math xmlns="http://www.w3.org/1998/Math/MathML">
  <semantics>
    <mrow>
      <mstyle mathsize="22pt">
        <mrow>
          <mrow>
            <mrow>
              <msub>
                <mo stretchy="false">Ψ</mo>
                <mrow>
                  <mrow>
                    <mn>21</mn>
                    <mo stretchy="false">−</mo>
                    <mn>1</mn>
                  </mrow>
                </mrow>
              </msub>
              <mo stretchy="false">=</mo>
              <mfrac>
                <mn>1</mn>
                <mrow>
                  <mn>4</mn>
                  <msqrt>
                    <mrow>
                      <mn>2</mn>
                      <mo stretchy="false">π</mo>
                    </mrow>
                  </msqrt>
                </mrow>
              </mfrac>
            </mrow>
            <msup>
              <mrow>
                <mo stretchy="false">(</mo>
                <mrow>
                  <mfrac>
                    <mn>1</mn>
                    <msub>
                      <mi>a</mi>
                      <mn>0</mn>
                    </msub>
                  </mfrac>
                </mrow>
                <mo stretchy="false">)</mo>
              </mrow>
              <mrow>
                <mfrac>
                  <mn>3</mn>
                  <mn>2</mn>
                </mfrac>
              </mrow>
            </msup>
            <mfrac>
              <mi>r</mi>
              <msub>
                <mi>a</mi>
                <mn>0</mn>
              </msub>
            </mfrac>
            <msup>
              <mi mathvariant="normal">e</mi>
              <mrow>
                <mfrac>
                  <mrow>
                    <mo stretchy="false">−</mo>
                    <mi>r</mi>
                  </mrow>
                  <mrow>
                    <mn>2</mn>
                    <msub>
                      <mi>a</mi>
                      <mn>0</mn>
                    </msub>
                  </mrow>
                </mfrac>
              </mrow>
            </msup>
            <mi>sin</mi>
            <mo stretchy="false">θ</mo>
            <mi>sin</mi>
            <mo stretchy="false">ϕ</mo>
          </mrow>
        </mrow>
      </mstyle>
    </mrow>
    <annotation encoding="StarMath 5.0">size 22 {%PSI _{21-1} = 1 over {4 sqrt{2 %pi}} (1 over a_0)^{3 over 2} r over a_0 func e^{-r over {2 a_0}} sin %theta sin %phi}</annotation>
  </semantics>
</math>
</file>

<file path=Object 7/content.xml><?xml version="1.0" encoding="utf-8"?>
<math xmlns="http://www.w3.org/1998/Math/MathML">
  <semantics>
    <mrow>
      <mstyle mathsize="25pt">
        <mrow>
          <mrow>
            <mi>P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subsup>
                <mo stretchy="false">Ψ</mo>
                <mi mathvariant="italic">nlm</mi>
                <mrow>
                  <mn>2</mn>
                </mrow>
              </msubsup>
            </mrow>
            <msup>
              <mi>r</mi>
              <mn>2</mn>
            </msup>
          </mrow>
        </mrow>
      </mstyle>
    </mrow>
    <annotation encoding="StarMath 5.0">size 25 {P(r) = %PSI _nlm sup{2} r^2}</annotation>
  </semantics>
</math>
</file>